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190" officeooo:paragraph-rsid="00188190"/>
    </style:style>
    <style:style style:name="P2" style:family="paragraph" style:parent-style-name="Standard">
      <style:text-properties officeooo:rsid="00188190" officeooo:paragraph-rsid="001fc2dd"/>
    </style:style>
    <style:style style:name="P3" style:family="paragraph" style:parent-style-name="Standard">
      <style:text-properties officeooo:rsid="001a1a21" officeooo:paragraph-rsid="001a1a21"/>
    </style:style>
    <style:style style:name="P4" style:family="paragraph" style:parent-style-name="Standard">
      <style:text-properties officeooo:rsid="001b8bcd" officeooo:paragraph-rsid="001b8bcd"/>
    </style:style>
    <style:style style:name="P5" style:family="paragraph" style:parent-style-name="Standard">
      <style:text-properties officeooo:rsid="001d59df" officeooo:paragraph-rsid="001d59df"/>
    </style:style>
    <style:style style:name="P6" style:family="paragraph" style:parent-style-name="Standard">
      <style:text-properties officeooo:rsid="0022ef65" officeooo:paragraph-rsid="0022ef65"/>
    </style:style>
    <style:style style:name="T1" style:family="text">
      <style:text-properties officeooo:rsid="001b8bcd"/>
    </style:style>
    <style:style style:name="T2" style:family="text">
      <style:text-properties officeooo:rsid="001f4858"/>
    </style:style>
    <style:style style:name="T3" style:family="text">
      <style:text-properties officeooo:rsid="001fc2dd"/>
    </style:style>
    <style:style style:name="T4" style:family="text">
      <style:text-properties officeooo:rsid="002171db"/>
    </style:style>
    <style:style style:name="T5" style:family="text">
      <style:text-properties officeooo:rsid="0022e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 Soc Rev, TMDC: Opportunities and challenges </text:p>
      <text:p text:style-name="P1"/>
      <text:p text:style-name="P1">potential of these atomically thin semiconductors: </text:p>
      <text:p text:style-name="P1"><text:tab/>atomically thin transistors </text:p>
      <text:p text:style-name="P1"><text:tab/>vertical transistors </text:p>
      <text:p text:style-name="P1"><text:tab/>tunable photovoltaic </text:p>
      <text:p text:style-name="P1"><text:tab/></text:p>
      <text:p text:style-name="P1">approaches to syntesize these materials </text:p>
      <text:p text:style-name="P1"/>
      <text:p text:style-name="P1">mechanical exfoliation or liquid exfoliation</text:p>
      <text:p text:style-name="P1"/>
      <text:p text:style-name="P1">due to reduced dimensionality and/or quantum confinement → exhibit unique properties distinct from their 3D bult mats </text:p>
      <text:p text:style-name="P1"/>
      <text:p text:style-name="P1">crystaline structure with few surface dangling bonds </text:p>
      <text:p text:style-name="P1"/>
      <text:p text:style-name="P1">heterostructures for totally new functions , <text:span text:style-name="T2">new dimension for engineering</text:span></text:p>
      <text:p text:style-name="P1"><text:tab/><text:span text:style-name="T2">p-n-diodes → basis many other optoelectronic functions (photodiodes, solar cells, light emitting diodes)</text:span></text:p>
      <text:p text:style-name="P1"><text:tab/><text:span text:style-name="T2">p-n-diodes through vertically stacking</text:span></text:p>
      <text:p text:style-name="P1"><text:tab/><text:span text:style-name="T3">transistors </text:span></text:p>
      <text:p text:style-name="P1"><text:tab/><text:tab/><text:span text:style-name="T3">higher device speed </text:span></text:p>
      <text:p text:style-name="P2"><text:tab/><text:tab/><text:span text:style-name="T3">low resoluion lithography enough (limited by layer thickness but not lithography)</text:span></text:p>
      <text:p text:style-name="P2"><text:tab/><text:span text:style-name="T3">graphene MoS2 graphene </text:span></text:p>
      <text:p text:style-name="P2"><text:tab/><text:tab/><text:span text:style-name="T3">complete control through adding top gate electrodes </text:span></text:p>
      <text:p text:style-name="P2"><text:tab/><text:tab/><text:span text:style-name="T4">graphe TMDc → memory devices </text:span></text:p>
      <text:p text:style-name="P2"><text:tab/><text:span text:style-name="T5">gate driven charge separation → photovoltaics</text:span></text:p>
      <text:p text:style-name="P1"/>
      <text:p text:style-name="P3">beyond electron transport these mats are excellent hosts for ion insertion and ion transport </text:p>
      <text:p text:style-name="P3"/>
      <text:p text:style-name="P3">interesting: direct BG <text:span text:style-name="T1">(due to quantum confinement effect)</text:span> and non-centrosymmetric lattice structure </text:p>
      <text:p text:style-name="P3"/>
      <text:p text:style-name="P3">electrons posses a pair of inequvalent valleys in the k-space → valleytronics </text:p>
      <text:p text:style-name="P3"/>
      <text:p text:style-name="P3">demonstrated: </text:p>
      <text:p text:style-name="P3"><text:tab/>MoS2 <text:span text:style-name="T3">FET</text:span> → on/off ratio up to 8 orders of magnitude (pushing the limits of Moore‘s law)</text:p>
      <text:p text:style-name="P3"/>
      <text:p text:style-name="P3">distinctino between flakes and synthetic control of 2D-TMD<text:tab/></text:p>
      <text:p text:style-name="P3"/>
      <text:p text:style-name="P4">few atom thuickness → incompatible with conventional lithography (damages the atomic structure)</text:p>
      <text:p text:style-name="P4"/>
      <text:p text:style-name="P4">different cut-off frequencies (graphene &gt; MoS2), radio frequency (RF) performance ? </text:p>
      <text:p text:style-name="P4"/>
      <text:p text:style-name="P5">Gate coupling? </text:p>
      <text:p text:style-name="P5"/>
      <text:p text:style-name="P5">Attractive for flexible electronics (currently dominated by amorpous silicon)</text:p>
      <text:p text:style-name="P5"/>
      <text:p text:style-name="P5">ambipolar behaviour → doping profile → photovoltaic effect, light emitting properties </text:p>
      <text:p text:style-name="P4"/>
      <text:p text:style-name="P6">Synthesis: top down or bottom up </text:p>
      <text:p text:style-name="P6"><text:tab/>CV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31:31.315731926</meta:creation-date>
    <dc:date>2017-06-01T12:03:36.761603072</dc:date>
    <meta:editing-duration>PT9M43S</meta:editing-duration>
    <meta:editing-cycles>1</meta:editing-cycles>
    <meta:document-statistic meta:table-count="0" meta:image-count="0" meta:object-count="0" meta:page-count="1" meta:paragraph-count="33" meta:word-count="233" meta:character-count="1748" meta:non-whitespace-character-count="1505"/>
    <meta:generator>LibreOffice/5.1.6.2$Linux_X86_64 LibreOffice_project/10m0$Build-2</meta:generator>
  </office:meta>
</office:document-meta>
</file>